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CHILON CORREA, FIORELA CHRISTIE</text:p>
            <text:p text:style-name="P5"><text:span text:style-name="T15">Dni</text:span><text:span text:style-name="T14">:47777183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TRU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CHILON CORREA, FIORELA CHRISTIE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7777183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/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TERRESTRE</text:span></text:p>
          </table:table-cell>
          <table:table-cell table:style-name="Tabla1.D4" office:value-type="string">
            <text:p text:style-name="P3">22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8</text:p>
          </table:table-cell>
          <table:table-cell table:style-name="Tableau1.A2" office:value-type="string">
            <text:p text:style-name="P17">54</text:p>
          </table:table-cell>
          <table:table-cell table:style-name="Tableau1.D2" office:value-type="string">
            <text:p text:style-name="P18">432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432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FRANCISCO R.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56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>MONTO ABONADO CORRESPONDE AL EMBARQUE DEL DIA LUNES 18/10 + UN SALDO DE 11/10 s/112.00 + SERVICIO DE FLETE TRU-LIM (RECOJO DE BANDEJAS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99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1T22:43:05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